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3f6" officeooo:paragraph-rsid="000433f6"/>
    </style:style>
    <style:style style:name="P2" style:family="paragraph" style:parent-style-name="Standard">
      <style:text-properties fo:language="zxx" fo:country="none" officeooo:rsid="000433f6" officeooo:paragraph-rsid="000433f6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af79a" officeooo:paragraph-rsid="000af79a" style:language-asian="zxx" style:country-asian="none" style:language-complex="zxx" style:country-complex="none"/>
    </style:style>
    <style:style style:name="P4" style:family="paragraph" style:parent-style-name="Text_20_body">
      <style:text-properties fo:font-variant="normal" fo:text-transform="none" fo:color="#000000" fo:font-size="12pt" fo:language="zxx" fo:country="none" fo:font-style="normal" fo:font-weight="normal" officeooo:rsid="000433f6" officeooo:paragraph-rsid="000433f6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in" fo:margin-right="0in" fo:line-height="140%" fo:text-align="justify" style:justify-single-word="false" fo:text-indent="0in" style:auto-text-indent="false"/>
      <style:text-properties fo:font-variant="normal" fo:text-transform="none" fo:color="#000000" fo:font-size="12pt" fo:font-style="normal" fo:font-weight="normal"/>
    </style:style>
    <style:style style:name="P6" style:family="paragraph" style:parent-style-name="Text_20_body">
      <style:paragraph-properties fo:margin-left="0in" fo:margin-right="0in" fo:line-height="140%" fo:text-align="justify" style:justify-single-word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575in" loext:contextual-spacing="false" fo:line-height="140%" fo:text-align="justify" style:justify-single-word="false" fo:text-indent="0in" style:auto-text-indent="false"/>
      <style:text-properties fo:font-variant="normal" fo:text-transform="none" fo:color="#000000" fo:font-size="12pt" fo:font-style="normal" fo:font-weight="normal"/>
    </style:style>
    <style:style style:name="P8" style:family="paragraph" style:parent-style-name="Standard">
      <style:text-properties fo:language="zxx" fo:country="none" officeooo:rsid="00104b94" officeooo:paragraph-rsid="00104b94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1e5be" officeooo:paragraph-rsid="0011e5be" style:language-asian="zxx" style:country-asian="none" style:language-complex="zxx" style:country-complex="none"/>
    </style:style>
    <style:style style:name="P10" style:family="paragraph" style:parent-style-name="Text_20_body" style:list-style-name="L1">
      <style:paragraph-properties fo:line-height="140%" fo:text-align="justify" style:justify-single-word="false"/>
      <style:text-properties fo:font-variant="normal" fo:text-transform="none" fo:color="#000000" fo:font-size="12pt" fo:font-style="normal" fo:font-weight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officeooo:rsid="00066ba2"/>
    </style:style>
    <style:style style:name="T3" style:family="text">
      <style:text-properties fo:font-variant="normal" fo:text-transform="none" fo:color="#000000" fo:font-size="12pt" fo:font-style="normal" fo:font-weight="normal"/>
    </style:style>
    <style:style style:name="T4" style:family="text">
      <style:text-properties fo:font-variant="normal" fo:text-transform="none" fo:color="#000000" fo:font-size="12pt" fo:font-style="normal" fo:font-weight="bold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mande utile :</text:p>
      <text:p text:style-name="P2"/>
      <text:p text:style-name="P1"><text:span text:style-name="T1">scp shift.sh </text:span><text:a xlink:type="simple" xlink:href="mailto:ubuntu@134.212.186.35" text:style-name="Internet_20_link" text:visited-style-name="Visited_20_Internet_20_Link"><text:span text:style-name="T1">ubuntu@134.212.186.35</text:span></text:a><text:span text:style-name="T1">/home/ubuntu = transfert de document entre pc via ssh.</text:span></text:p>
      <text:p text:style-name="P2"/>
      <text:p text:style-name="P2">dos2unix shift.sh 1 = correction par un alogoritme de Linux pour les fichier venant de windows.</text:p>
      <text:p text:style-name="P2"/>
      <text:p text:style-name="P2">sudo bash setup-mesh.sh 1 <text:span text:style-name="T2">= lancé le document avec le chiffre qui change. </text:span></text:p>
      <text:p text:style-name="P2"/>
      <text:p text:style-name="P3">Sudo netplan apply = appliqué la conf réseaux </text:p>
      <text:p text:style-name="P2"/>
      <text:p text:style-name="P4">Mathieu’s tips</text:p>
      <text:p text:style-name="P6"><text:span text:style-name="T3">1. </text:span><text:span text:style-name="T4">Enable IP Forwarding on Ubuntu</text:span></text:p>
      <text:p text:style-name="P5">Temporarily (until reboot):</text:p>
      <text:p text:style-name="P5">sudo sysctl -w net.ipv4.ip_forward=1 </text:p>
      <text:p text:style-name="P5">Permanently (edit sysctl config):</text:p>
      <text:p text:style-name="P5">sudo nano /etc/sysctl.conf </text:p>
      <text:p text:style-name="P5">Uncomment or add this line:</text:p>
      <text:p text:style-name="P5">net.ipv4.ip_forward=1 </text:p>
      <text:p text:style-name="P5">Then apply:</text:p>
      <text:p text:style-name="P5">sudo sysctl -p </text:p>
      <text:p text:style-name="P6"><text:span text:style-name="T3">2. </text:span><text:span text:style-name="T4">Set Up NAT (Masquerading)</text:span></text:p>
      <text:p text:style-name="P5">Assume:</text:p>
      <text:list xml:id="list4247225080" text:style-name="L1">
        <text:list-item>
          <text:p text:style-name="P10">Your internet interface is eth0 (with IP 192.168.229.247)</text:p>
        </text:list-item>
        <text:list-item>
          <text:p text:style-name="P10">Your LAN interface is eth1 (with IP 192.168.123.144)</text:p>
        </text:list-item>
      </text:list>
      <text:p text:style-name="P5">Check interface names with:</text:p>
      <text:p text:style-name="P5">ip a </text:p>
      <text:p text:style-name="P5">Then run:</text:p>
      <text:p text:style-name="P5">sudo iptables -t nat -A POSTROUTING -o eth0 -j MASQUERADE </text:p>
      <text:p text:style-name="P5">Allow forwarding between the two interfaces:</text:p>
      <text:p text:style-name="P5">sudo iptables -A FORWARD -i eth1 -o eth0 -j ACCEPT sudo iptables -A FORWARD -i eth0 -o eth1 -m state --state RELATED,ESTABLISHED -j ACCEPT </text:p>
      <text:p text:style-name="P5">To make these rules persistent after reboot:</text:p>
      <text:p text:style-name="P7">sudo apt install iptables-persistent sudo netfilter-persistent save</text:p>
      <text:p text:style-name="P8"><text:soft-page-break/>Contourné le proxy sur les raspberrys crée un fichier : sudo nano /etc/apt/apt.conf.d/95proxy</text:p>
      <text:p text:style-name="P8"/>
      <text:p text:style-name="P8">Et mettre dedans, Acquire::http::Proxy "http://proxy.onecert.fr:80/";</text:p>
      <text:p text:style-name="P8"><text:tab/><text:tab/> <text:s text:c="4"/>Acquire::https::Proxy "<text:a xlink:type="simple" xlink:href="http://proxy.onecert.fr:80/" text:style-name="Internet_20_link" text:visited-style-name="Visited_20_Internet_20_Link">http://proxy.onecert.fr:80/</text:a>";<text:tab/></text:p>
      <text:p text:style-name="P8"/>
      <text:p text:style-name="P9">tar xzf olsrd.tar.gz 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16T09:13:51.904301630</meta:creation-date>
    <dc:date>2026-01-23T12:18:01.796692209</dc:date>
    <meta:editing-duration>P1DT11H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31" meta:word-count="194" meta:character-count="1347" meta:non-whitespace-character-count="1169"/>
  </office:meta>
</office:document-meta>
</file>